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ENGIFO REATEGUI, WILFRED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ORAL SAAVEDRA, LEN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296500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RENGIFO RABINES, ROSA DE JESU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5273145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7.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90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90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01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7T00:04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